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2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.3cm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Ultrafine_20_Dashed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7cm" svg:height="1.9cm" svg:x="6.7cm" svg:y="1.8cm">
          <text:p text:style-name="P1">态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5cm" svg:x="1.5cm" svg:y="7.9cm">
          <text:p text:style-name="P1">感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5cm" svg:x="7.7cm" svg:y="6.9cm">
          <text:p text:style-name="P1">直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5cm" svg:x="7.7cm" svg:y="8.7cm">
          <text:p text:style-name="P1">思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5cm" svg:x="13.9cm" svg:y="7.8cm">
          <text:p text:style-name="P1">行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5.8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10.6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.3cm" svg:y1="8.7cm" svg:x2="5.8cm" svg:y2="8.7cm">
          <text:p/>
        </draw:line>
        <draw:line draw:style-name="gr4" draw:text-style-name="P2" draw:layer="layout" svg:x1="11.4cm" svg:y1="8.6cm" svg:x2="13.9cm" svg:y2="8.6cm">
          <text:p/>
        </draw:line>
        <draw:line draw:style-name="gr4" draw:text-style-name="P2" draw:layer="layout" svg:x1="6.6cm" svg:y1="8.7cm" svg:x2="7.7cm" svg:y2="7.8cm">
          <text:p/>
        </draw:line>
        <draw:line draw:style-name="gr4" draw:text-style-name="P2" draw:layer="layout" svg:x1="6.6cm" svg:y1="8.7cm" svg:x2="7.7cm" svg:y2="9.4cm">
          <text:p/>
        </draw:line>
        <draw:line draw:style-name="gr4" draw:text-style-name="P2" draw:layer="layout" svg:x1="9.5cm" svg:y1="9.5cm" svg:x2="10.6cm" svg:y2="8.6cm">
          <text:p/>
        </draw:line>
        <draw:line draw:style-name="gr4" draw:text-style-name="P2" draw:layer="layout" svg:x1="9.5cm" svg:y1="7.9cm" svg:x2="10.6cm" svg:y2="8.6cm">
          <text:p/>
        </draw:line>
        <draw:line draw:style-name="gr5" draw:text-style-name="P1" draw:layer="layout" svg:x1="6.7cm" svg:y1="2.7cm" svg:x2="2.4cm" svg:y2="7.9cm">
          <text:p/>
        </draw:line>
        <draw:line draw:style-name="gr5" draw:text-style-name="P1" draw:layer="layout" svg:x1="8.5cm" svg:y1="3.7cm" svg:x2="8.5cm" svg:y2="6.9cm">
          <text:p/>
        </draw:line>
        <draw:line draw:style-name="gr5" draw:text-style-name="P1" draw:layer="layout" svg:x1="10.4cm" svg:y1="2.6cm" svg:x2="14.7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svg:stroke-linecap="squar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fo:font-size="18pt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0:34:59.040000000</meta:creation-date>
    <dc:date>2016-03-30T10:54:18.455000000</dc:date>
    <meta:editing-duration>PT4M9S</meta:editing-duration>
    <meta:editing-cycles>2</meta:editing-cycles>
    <meta:generator>LibreOffice/5.0.5.2$Windows_x86 LibreOffice_project/55b006a02d247b5f7215fc6ea0fde844b30035b3</meta:generator>
    <meta:document-statistic meta:object-count="16"/>
  </office:meta>
</office:document-meta>
</file>